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</style:style>
    <style:style style:name="P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tal retrieval time: 371.045 s</text:p>
      <text:p text:style-name="Standard"/>
      <text:p text:style-name="Standard">#####################</text:p>
      <text:p text:style-name="Standard">MRR @10: 0.3104752234828942</text:p>
      <text:p text:style-name="P1">QueriesRanked: 6648</text:p>
      <text:p text:style-name="Standard"/>
      <text:p text:style-name="P2">MRR@1000: 0.320350379218428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5:57:25.813713760</meta:creation-date>
    <dc:date>2020-01-21T08:18:05.060603972</dc:date>
    <meta:editing-duration>PT2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3" meta:character-count="126" meta:non-whitespace-character-count="118"/>
  </office:meta>
</office:document-meta>
</file>